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text-properties officeooo:rsid="00057779" officeooo:paragraph-rsid="00057779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 officeooo:paragraph-rsid="00057779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 officeooo:rsid="00057779" officeooo:paragraph-rsid="00057779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fo:letter-spacing="normal"/>
    </style:style>
    <style:style style:name="P7" style:family="paragraph" style:parent-style-name="Standard">
      <style:text-properties officeooo:paragraph-rsid="00057779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paragraph-rsid="00057779"/>
    </style:style>
    <style:style style:name="P9" style:family="paragraph" style:parent-style-name="Footer">
      <style:text-properties officeooo:rsid="000fd8e4" officeooo:paragraph-rsid="000fd8e4"/>
    </style:style>
    <style:style style:name="P10" style:family="paragraph" style:parent-style-name="Heading_20_2">
      <style:paragraph-properties fo:text-align="center" style:justify-single-word="false"/>
      <style:text-properties officeooo:rsid="00057779" officeooo:paragraph-rsid="00057779"/>
    </style:style>
    <style:style style:name="P11" style:family="paragraph" style:parent-style-name="Heading_20_2" style:list-style-name=""/>
    <style:style style:name="P12" style:family="paragraph" style:parent-style-name="Heading_20_2">
      <style:paragraph-properties fo:break-before="page"/>
    </style:style>
    <style:style style:name="P13" style:family="paragraph" style:parent-style-name="Heading_20_2">
      <style:text-properties fo:font-variant="normal" fo:text-transform="none" fo:color="#1f2328" loext:opacity="100%" style:font-name="apple-system" fo:letter-spacing="normal" fo:font-style="normal" fo:font-weight="normal" officeooo:rsid="000fd8e4" officeooo:paragraph-rsid="000fd8e4"/>
    </style:style>
    <style:style style:name="P14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16" style:family="paragraph" style:parent-style-name="Preformatted_20_Text">
      <loext:graphic-properties draw:fill-gradient-name="Gradient_20_1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17" style:family="paragraph" style:parent-style-name="Preformatted_20_Text">
      <loext:graphic-properties draw:fill-gradient-name="Gradient_20_2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18" style:family="paragraph" style:parent-style-name="Preformatted_20_Text">
      <loext:graphic-properties draw:fill-gradient-name="Gradient_20_3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19" style:family="paragraph" style:parent-style-name="Preformatted_20_Text">
      <loext:graphic-properties draw:fill-gradient-name="Gradient_20_4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0" style:family="paragraph" style:parent-style-name="Preformatted_20_Text">
      <loext:graphic-properties draw:fill-gradient-name="Gradient_20_5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1" style:family="paragraph" style:parent-style-name="Preformatted_20_Text">
      <loext:graphic-properties draw:fill-gradient-name="Gradient_20_6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2" style:family="paragraph" style:parent-style-name="Preformatted_20_Text">
      <loext:graphic-properties draw:fill-gradient-name="Gradient_20_1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3" style:family="paragraph" style:parent-style-name="Preformatted_20_Text">
      <loext:graphic-properties draw:fill-gradient-name="Gradient_20_2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4" style:family="paragraph" style:parent-style-name="Preformatted_20_Text">
      <loext:graphic-properties draw:fill-gradient-name="Gradient_20_3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5" style:family="paragraph" style:parent-style-name="Preformatted_20_Text">
      <loext:graphic-properties draw:fill-gradient-name="Gradient_20_4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6" style:family="paragraph" style:parent-style-name="Preformatted_20_Text">
      <loext:graphic-properties draw:fill-gradient-name="Gradient_20_6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style:font-name="ui-monospace" fo:font-size="9.75pt" fo:letter-spacing="normal" fo:font-style="normal" fo:font-weight="normal"/>
    </style:style>
    <style:style style:name="P27" style:family="paragraph" style:parent-style-name="Preformatted_20_Text">
      <loext:graphic-properties draw:fill-gradient-name="Gradient_20_2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1f2328" loext:opacity="100%" fo:letter-spacing="normal"/>
    </style:style>
    <style:style style:name="P28" style:family="paragraph" style:parent-style-name="Standard">
      <style:text-properties officeooo:paragraph-rsid="000fd8e4"/>
    </style:style>
    <style:style style:name="P29" style:family="paragraph" style:parent-style-name="Standard">
      <style:text-properties officeooo:rsid="000fd8e4" officeooo:paragraph-rsid="000fd8e4"/>
    </style:style>
    <style:style style:name="P30" style:family="paragraph" style:parent-style-name="Text_20_body">
      <style:text-properties officeooo:rsid="000fd8e4" officeooo:paragraph-rsid="000fd8e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8e4" style:font-weight-asian="bold" style:font-weight-complex="bold"/>
    </style:style>
    <style:style style:name="T3" style:family="text">
      <style:text-properties style:font-name="ui-monospace" fo:font-size="9.75pt" fo:font-style="normal" fo:font-weight="normal"/>
    </style:style>
    <style:style style:name="T4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5" style:family="text">
      <style:text-properties fo:font-size="9pt"/>
    </style:style>
    <style:style style:name="T6" style:family="text">
      <style:text-properties fo:font-size="9pt" officeooo:rsid="00057779"/>
    </style:style>
    <style:style style:name="T7" style:family="text">
      <style:text-properties officeooo:rsid="000fd8e4"/>
    </style:style>
    <style:style style:name="T8" style:family="text">
      <style:text-properties fo:color="#24292f" loext:opacity="100%" style:font-name="ui-monospace" fo:font-size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TD Programmation Orienté Objet en C++</text:h>
      <text:p text:style-name="P1"/>
      <text:p text:style-name="P30">Capteur de température <text:s/><text:span text:style-name="Strong_20_Emphasis">DS18B20</text:span></text:p>
      <text:h text:style-name="Heading_20_2" text:outline-level="2">Présentation</text:h>
      <text:p text:style-name="Standard"><text:span text:style-name="T7">Lors de ce TP nous allons mettre en œuvre le </text:span>capteur <text:span text:style-name="T7">de température.</text:span></text:p>
      <text:p text:style-name="Standard"/>
      <text:p text:style-name="Standard">La carte ESP32 SNIR, intègre directement un capteur de température <text:s/><text:span text:style-name="Strong_20_Emphasis">DS18B20</text:span>. Ce capteur est assez précis et ne nécessite qu'une résistance externe pour fonctionner. Il peut mesurer des températures de <text:span text:style-name="Strong_20_Emphasis">-55°C à +125°C </text:span>avec une précision de ±0,5°C. L'avantages du DS18B20 est que plusieurs DS18B20 peuvent coexister sur le même bus One-Wire. Chaque DS18B20 possède un <text:span text:style-name="Strong_20_Emphasis">code série 64 bits </text:span>unique gravé en usine qui permet de les différencier.</text:p>
      <text:p text:style-name="Standard"/>
      <text:p text:style-name="Standard">Sur la carte, le capteur est connecté sur la broche Gpio 18.</text:p>
      <text:p text:style-name="Standard"/>
      <text:p text:style-name="Text_20_body"/>
      <text:p text:style-name="Text_20_body"/>
      <text:h text:style-name="Heading_20_2" text:outline-level="2">Préparation du projet </text:h>
      <text:p text:style-name="P7"/>
      <text:p text:style-name="P28">Réalisez un projet nommé <text:span text:style-name="T2">Temperat</text:span><text:span text:style-name="T1">ur</text:span><text:span text:style-name="T2">e</text:span> avec <text:span text:style-name="T1">PlatformIO</text:span> et votre environnement de développement. </text:p>
      <text:p text:style-name="P7"/>
      <text:p text:style-name="P7">Pour cela, créez un répertoire portant le nom de votre projet <text:span text:style-name="T2">Temperat</text:span><text:span text:style-name="T1">ur</text:span><text:span text:style-name="T2">e</text:span>, ouvrez une console dans ce répertoire et lancez la commande suivante pour créez le projet : </text:p>
      <text:p text:style-name="P7"/>
      <text:p text:style-name="P8"><text:bookmark-start text:name="__DdeLink__178_1518945650"/>pio project init --ide netbeans --board lolin32<text:bookmark-end text:name="__DdeLink__178_1518945650"/> </text:p>
      <text:p text:style-name="P7"/>
      <text:p text:style-name="P7">Ouvrez ensuite le projet avec NetBeans. dans les propriétés du projet (Clic droit sur le projet), dans la catégorie Run modifier la commande de run avec la ligne suivante : </text:p>
      <text:p text:style-name="P7"/>
      <text:p text:style-name="P8"><text:bookmark-start text:name="__DdeLink__199_1518945650"/><text:bookmark-start text:name="__DdeLink__706_590490907"/><text:bookmark-start text:name="__DdeLink__184_1518945650"/>pio run --target upload<text:bookmark-end text:name="__DdeLink__199_1518945650"/><text:bookmark-end text:name="__DdeLink__706_590490907"/><text:bookmark-end text:name="__DdeLink__184_1518945650"/></text:p>
      <text:p text:style-name="P7"/>
      <text:h text:style-name="P11" text:outline-level="2"/>
      <text:h text:style-name="P12" text:outline-level="2"><text:span text:style-name="T7">Installation des librairies</text:span></text:h>
      <text:p text:style-name="Standard">Pour <text:span text:style-name="T7">utiliser le capteur DS18B20</text:span> il existe des librairies toutes faites.</text:p>
      <text:p text:style-name="Standard"/>
      <text:p text:style-name="Standard">Vous devez installer la librairie <text:span text:style-name="Strong_20_Emphasis">One Wire</text:span> de Paul Stoffregen et la librairie <text:span text:style-name="Strong_20_Emphasis">Dallas Temperature</text:span>. Suivez les étapes suivantes pour installer ces bibliothèques avec platformIO. Dans le répertoire de votre projet exécutez les commandes suivantes :<text:line-break/></text:p>
      <text:p text:style-name="P16">pio pkg install --library "paulstoffregen/OneWire@^2.3.7"</text:p>
      <text:p text:style-name="P22"><text:bookmark-start text:name="__DdeLink__702_590490907"/>pio pkg install --library "milesburton/DallasTemperature@^3.11.0"<text:bookmark-end text:name="__DdeLink__702_590490907"/><text:line-break/></text:p>
      <text:p text:style-name="Standard">Le fichier platfomIO.ini est complété avec les dépendances</text:p>
      <text:p text:style-name="P15"/>
      <text:p text:style-name="P17">[env:lolin32]</text:p>
      <text:p text:style-name="P23">platform = espressif32</text:p>
      <text:p text:style-name="P23">board = lolin32</text:p>
      <text:p text:style-name="P23">framework = arduino</text:p>
      <text:p text:style-name="P23">lib_deps =</text:p>
      <text:p text:style-name="P27"><text:s text:c="8"/><text:span text:style-name="T3">paulstoffregen/OneWire@^2.3.7</text:span></text:p>
      <text:p text:style-name="P27"><text:s text:c="8"/><text:span text:style-name="T3">milesburton/DallasTemperature@^3.11.0</text:span></text:p>
      <text:p text:style-name="Standard"/>
      <text:h text:style-name="Heading_20_2" text:outline-level="2">Programmation</text:h>
      <text:h text:style-name="P13" text:outline-level="2"><text:span text:style-name="T8">Les inclusions</text:span></text:h>
      <text:p text:style-name="P18">#include &lt;OneWire.h&gt; <text:s/></text:p>
      <text:p text:style-name="P24">#include &lt;DallasTemperature.h&gt;</text:p>
      <text:p text:style-name="Standard">Créez les instances nécessaires</text:p>
      <text:p text:style-name="Standard"/>
      <text:p text:style-name="P19">#define <text:s/>ONE_WIRE_BUS <text:s/>18 <text:s/>// Gpio 18 sur la carte clavier SNIR</text:p>
      <text:p text:style-name="P25"/>
      <text:p text:style-name="P25">OneWire oneWire(ONE_WIRE_BUS);</text:p>
      <text:p text:style-name="P25">DallasTemperature sensors(&amp;oneWire);</text:p>
      <text:p text:style-name="Standard"><text:span text:style-name="T7">Dans la fonction setup() <text:s/></text:span>Démarrer le capteur</text:p>
      <text:p text:style-name="Standard"/>
      <text:p text:style-name="P20">sensors.begin();</text:p>
      <text:p text:style-name="Standard"/>
      <text:p text:style-name="Standard"><text:span text:style-name="T7">Dans la fonction loop() </text:span>Lire la température</text:p>
      <text:p text:style-name="Standard"/>
      <text:p text:style-name="P21">sensors.requestTemperatures();</text:p>
      <text:p text:style-name="P26">float temperatureC = sensors.getTempCByIndex(0);</text:p>
      <text:p text:style-name="Standard"/>
      <text:p text:style-name="Standard">Parce que nous n'utilisons qu'un seul capteur, son index est 0.</text:p>
      <text:p text:style-name="P29"><text:span text:style-name="T4"/></text:p>
      <text:p text:style-name="Standard"><text:soft-page-break/>Compléter votre programme pour afficheur la valeur lu sur l’écran OLED.</text:p>
      <text:p text:style-name="Standard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d8e4" officeooo:paragraph-rsid="000fd8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P ESP32 <text:tab/>Capteur de températu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3-03-20T11:55:58.817881873</meta:creation-date>
    <dc:date>2023-04-03T12:10:57.295817695</dc:date>
    <dc:creator>SIMIER Philippe</dc:creator>
    <meta:editing-duration>PT3H6M49S</meta:editing-duration>
    <meta:editing-cycles>7</meta:editing-cycles>
    <meta:generator>LibreOffice/7.5.1.2$Linux_X86_64 LibreOffice_project/50$Build-2</meta:generator>
    <meta:document-statistic meta:table-count="0" meta:image-count="0" meta:object-count="0" meta:page-count="3" meta:paragraph-count="41" meta:word-count="349" meta:character-count="2446" meta:non-whitespace-character-count="2111"/>
  </office:meta>
</office:document-meta>
</file>